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55" calcext:value-type="float">
            <text:p>0.55</text:p>
          </table:table-cell>
          <table:table-cell office:value-type="float" office:value="0.575" calcext:value-type="float">
            <text:p>0.575</text:p>
          </table:table-cell>
          <table:table-cell/>
          <table:table-cell table:style-name="ce1" table:formula="of:=([.A1]-[.A$12])^2" office:value-type="float" office:value="0.000506249999999998" calcext:value-type="float">
            <text:p>0.00050625</text:p>
          </table:table-cell>
          <table:table-cell table:style-name="ce1" table:formula="of:=([.B1]-[.B$12])^2" office:value-type="float" office:value="0.000756249999999998" calcext:value-type="float">
            <text:p>0.00075625</text:p>
          </table:table-cell>
          <table:table-cell table:style-name="ce1" table:formula="of:=([.C1]-[.C$12])^2" office:value-type="float" office:value="0.000506250000000003" calcext:value-type="float">
            <text:p>0.000506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.575" calcext:value-type="float">
            <text:p>0.575</text:p>
          </table:table-cell>
          <table:table-cell/>
          <table:table-cell table:style-name="ce1" table:formula="of:=([.A2]-[.A$12])^2" office:value-type="float" office:value="0.00950624999999999" calcext:value-type="float">
            <text:p>0.00950625</text:p>
          </table:table-cell>
          <table:table-cell table:style-name="ce1" table:formula="of:=([.B2]-[.B$12])^2" office:value-type="float" office:value="0.00000624999999999973" calcext:value-type="float">
            <text:p>0.00000625</text:p>
          </table:table-cell>
          <table:table-cell table:style-name="ce1" table:formula="of:=([.C2]-[.C$12])^2" office:value-type="float" office:value="0.000506250000000003" calcext:value-type="float">
            <text:p>0.0005062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" table:formula="of:=([.A3]-[.A$12])^2" office:value-type="float" office:value="0.000756250000000001" calcext:value-type="float">
            <text:p>0.00075625</text:p>
          </table:table-cell>
          <table:table-cell table:style-name="ce1" table:formula="of:=([.B3]-[.B$12])^2" office:value-type="float" office:value="0.00225625" calcext:value-type="float">
            <text:p>0.00225625</text:p>
          </table:table-cell>
          <table:table-cell table:style-name="ce1" table:formula="of:=([.C3]-[.C$12])^2" office:value-type="float" office:value="0.00000624999999999973" calcext:value-type="float">
            <text:p>0.000006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25" calcext:value-type="float">
            <text:p>0.625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" table:formula="of:=([.A4]-[.A$12])^2" office:value-type="float" office:value="0.00000625000000000029" calcext:value-type="float">
            <text:p>0.00000625</text:p>
          </table:table-cell>
          <table:table-cell table:style-name="ce1" table:formula="of:=([.B4]-[.B$12])^2" office:value-type="float" office:value="0.00225625" calcext:value-type="float">
            <text:p>0.00225625</text:p>
          </table:table-cell>
          <table:table-cell table:style-name="ce1" table:formula="of:=([.C4]-[.C$12])^2" office:value-type="float" office:value="0.00000624999999999973" calcext:value-type="float">
            <text:p>0.0000062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525" calcext:value-type="float">
            <text:p>0.525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" table:formula="of:=([.A5]-[.A$12])^2" office:value-type="float" office:value="0.000756250000000001" calcext:value-type="float">
            <text:p>0.00075625</text:p>
          </table:table-cell>
          <table:table-cell table:style-name="ce1" table:formula="of:=([.B5]-[.B$12])^2" office:value-type="float" office:value="0.00275625" calcext:value-type="float">
            <text:p>0.00275625</text:p>
          </table:table-cell>
          <table:table-cell table:style-name="ce1" table:formula="of:=([.C5]-[.C$12])^2" office:value-type="float" office:value="0.00000624999999999973" calcext:value-type="float">
            <text:p>0.0000062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55" calcext:value-type="float">
            <text:p>0.55</text:p>
          </table:table-cell>
          <table:table-cell office:value-type="float" office:value="0.625" calcext:value-type="float">
            <text:p>0.625</text:p>
          </table:table-cell>
          <table:table-cell/>
          <table:table-cell table:style-name="ce1" table:formula="of:=([.A6]-[.A$12])^2" office:value-type="float" office:value="0.000756250000000001" calcext:value-type="float">
            <text:p>0.00075625</text:p>
          </table:table-cell>
          <table:table-cell table:style-name="ce1" table:formula="of:=([.B6]-[.B$12])^2" office:value-type="float" office:value="0.000756249999999998" calcext:value-type="float">
            <text:p>0.00075625</text:p>
          </table:table-cell>
          <table:table-cell table:style-name="ce1" table:formula="of:=([.C6]-[.C$12])^2" office:value-type="float" office:value="0.000756249999999992" calcext:value-type="float">
            <text:p>0.000756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25" calcext:value-type="float">
            <text:p>0.625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" table:formula="of:=([.A7]-[.A$12])^2" office:value-type="float" office:value="0.00000625000000000029" calcext:value-type="float">
            <text:p>0.00000625</text:p>
          </table:table-cell>
          <table:table-cell table:style-name="ce1" table:formula="of:=([.B7]-[.B$12])^2" office:value-type="float" office:value="0.00225625" calcext:value-type="float">
            <text:p>0.00225625</text:p>
          </table:table-cell>
          <table:table-cell table:style-name="ce1" table:formula="of:=([.C7]-[.C$12])^2" office:value-type="float" office:value="0.00000624999999999973" calcext:value-type="float">
            <text:p>0.0000062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" table:formula="of:=([.A8]-[.A$12])^2" office:value-type="float" office:value="0.000756250000000001" calcext:value-type="float">
            <text:p>0.00075625</text:p>
          </table:table-cell>
          <table:table-cell table:style-name="ce1" table:formula="of:=([.B8]-[.B$12])^2" office:value-type="float" office:value="0.000756249999999998" calcext:value-type="float">
            <text:p>0.00075625</text:p>
          </table:table-cell>
          <table:table-cell table:style-name="ce1" table:formula="of:=([.C8]-[.C$12])^2" office:value-type="float" office:value="0.00000624999999999973" calcext:value-type="float">
            <text:p>0.0000062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6" calcext:value-type="float">
            <text:p>0.6</text:p>
          </table:table-cell>
          <table:table-cell office:value-type="float" office:value="0.575" calcext:value-type="float">
            <text:p>0.575</text:p>
          </table:table-cell>
          <table:table-cell/>
          <table:table-cell table:style-name="ce1" table:formula="of:=([.A9]-[.A$12])^2" office:value-type="float" office:value="0.01625625" calcext:value-type="float">
            <text:p>0.01625625</text:p>
          </table:table-cell>
          <table:table-cell table:style-name="ce1" table:formula="of:=([.B9]-[.B$12])^2" office:value-type="float" office:value="0.000506250000000003" calcext:value-type="float">
            <text:p>0.00050625</text:p>
          </table:table-cell>
          <table:table-cell table:style-name="ce1" table:formula="of:=([.C9]-[.C$12])^2" office:value-type="float" office:value="0.000506250000000003" calcext:value-type="float">
            <text:p>0.00050625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55" calcext:value-type="float">
            <text:p>0.55</text:p>
          </table:table-cell>
          <table:table-cell office:value-type="float" office:value="0.625" calcext:value-type="float">
            <text:p>0.625</text:p>
          </table:table-cell>
          <table:table-cell/>
          <table:table-cell table:style-name="ce1" table:formula="of:=([.A10]-[.A$12])^2" office:value-type="float" office:value="0.01500625" calcext:value-type="float">
            <text:p>0.01500625</text:p>
          </table:table-cell>
          <table:table-cell table:style-name="ce1" table:formula="of:=([.B10]-[.B$12])^2" office:value-type="float" office:value="0.000756249999999998" calcext:value-type="float">
            <text:p>0.00075625</text:p>
          </table:table-cell>
          <table:table-cell table:style-name="ce1" table:formula="of:=([.C10]-[.C$12])^2" office:value-type="float" office:value="0.000756249999999992" calcext:value-type="float">
            <text:p>0.000756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f:=SUM([.A1:.A10])/10" office:value-type="float" office:value="0.3975" calcext:value-type="float">
            <text:p>0.3975</text:p>
          </table:table-cell>
          <table:table-cell table:formula="of:=SUM([.B1:.B10])/10" office:value-type="float" office:value="0.5775" calcext:value-type="float">
            <text:p>0.5775</text:p>
          </table:table-cell>
          <table:table-cell table:formula="of:=SUM([.C1:.C10])/10" office:value-type="float" office:value="0.5975" calcext:value-type="float">
            <text:p>0.5975</text:p>
          </table:table-cell>
          <table:table-cell/>
          <table:table-cell table:formula="of:=SUM([.E1:.E10])/10" office:value-type="float" office:value="0.00443125" calcext:value-type="float">
            <text:p>0.00443125</text:p>
          </table:table-cell>
          <table:table-cell table:formula="of:=SUM([.F1:.F10])/10" office:value-type="float" office:value="0.00130625" calcext:value-type="float">
            <text:p>0.00130625</text:p>
          </table:table-cell>
          <table:table-cell table:formula="of:=SUM([.G1:.G10])/10" office:value-type="float" office:value="0.000306249999999999" calcext:value-type="float">
            <text:p>0.000306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f:=[.A1]-[.A$12]" office:value-type="float" office:value="-0.0225" calcext:value-type="float">
            <text:p>-0.0225</text:p>
          </table:table-cell>
          <table:table-cell table:formula="of:=[.B1]-[.B$12]" office:value-type="float" office:value="-0.0275" calcext:value-type="float">
            <text:p>-0.0275</text:p>
          </table:table-cell>
          <table:table-cell table:formula="of:=[.C1]-[.C$12]" office:value-type="float" office:value="-0.0225000000000001" calcext:value-type="float">
            <text:p>-0.0225</text:p>
          </table:table-cell>
          <table:table-cell table:number-columns-repeated="4"/>
        </table:table-row>
        <table:table-row table:style-name="ro1">
          <table:table-cell table:formula="of:=[.A2]-[.A$12]" office:value-type="float" office:value="-0.0974999999999999" calcext:value-type="float">
            <text:p>-0.0975</text:p>
          </table:table-cell>
          <table:table-cell table:formula="of:=[.B2]-[.B$12]" office:value-type="float" office:value="-0.00249999999999995" calcext:value-type="float">
            <text:p>-0.0025</text:p>
          </table:table-cell>
          <table:table-cell table:formula="of:=[.C2]-[.C$12]" office:value-type="float" office:value="-0.0225000000000001" calcext:value-type="float">
            <text:p>-0.0225</text:p>
          </table:table-cell>
          <table:table-cell table:number-columns-repeated="4"/>
        </table:table-row>
        <table:table-row table:style-name="ro1">
          <table:table-cell table:formula="of:=[.A3]-[.A$12]" office:value-type="float" office:value="0.0275" calcext:value-type="float">
            <text:p>0.0275</text:p>
          </table:table-cell>
          <table:table-cell table:formula="of:=[.B3]-[.B$12]" office:value-type="float" office:value="0.0475" calcext:value-type="float">
            <text:p>0.0475</text:p>
          </table:table-cell>
          <table:table-cell table:formula="of:=[.C3]-[.C$12]" office:value-type="float" office:value="0.00249999999999995" calcext:value-type="float">
            <text:p>0.0025</text:p>
          </table:table-cell>
          <table:table-cell table:number-columns-repeated="4"/>
        </table:table-row>
        <table:table-row table:style-name="ro1">
          <table:table-cell table:formula="of:=[.A4]-[.A$12]" office:value-type="float" office:value="0.00250000000000006" calcext:value-type="float">
            <text:p>0.0025</text:p>
          </table:table-cell>
          <table:table-cell table:formula="of:=[.B4]-[.B$12]" office:value-type="float" office:value="0.0475" calcext:value-type="float">
            <text:p>0.0475</text:p>
          </table:table-cell>
          <table:table-cell table:formula="of:=[.C4]-[.C$12]" office:value-type="float" office:value="0.00249999999999995" calcext:value-type="float">
            <text:p>0.0025</text:p>
          </table:table-cell>
          <table:table-cell table:number-columns-repeated="4"/>
        </table:table-row>
        <table:table-row table:style-name="ro1">
          <table:table-cell table:formula="of:=[.A5]-[.A$12]" office:value-type="float" office:value="0.0275" calcext:value-type="float">
            <text:p>0.0275</text:p>
          </table:table-cell>
          <table:table-cell table:formula="of:=[.B5]-[.B$12]" office:value-type="float" office:value="-0.0525" calcext:value-type="float">
            <text:p>-0.0525</text:p>
          </table:table-cell>
          <table:table-cell table:formula="of:=[.C5]-[.C$12]" office:value-type="float" office:value="0.00249999999999995" calcext:value-type="float">
            <text:p>0.0025</text:p>
          </table:table-cell>
          <table:table-cell table:number-columns-repeated="4"/>
        </table:table-row>
        <table:table-row table:style-name="ro1">
          <table:table-cell table:formula="of:=[.A6]-[.A$12]" office:value-type="float" office:value="0.0275" calcext:value-type="float">
            <text:p>0.0275</text:p>
          </table:table-cell>
          <table:table-cell table:formula="of:=[.B6]-[.B$12]" office:value-type="float" office:value="-0.0275" calcext:value-type="float">
            <text:p>-0.0275</text:p>
          </table:table-cell>
          <table:table-cell table:formula="of:=[.C6]-[.C$12]" office:value-type="float" office:value="0.0274999999999999" calcext:value-type="float">
            <text:p>0.0275</text:p>
          </table:table-cell>
          <table:table-cell table:number-columns-repeated="4"/>
        </table:table-row>
        <table:table-row table:style-name="ro1">
          <table:table-cell table:formula="of:=[.A7]-[.A$12]" office:value-type="float" office:value="0.00250000000000006" calcext:value-type="float">
            <text:p>0.0025</text:p>
          </table:table-cell>
          <table:table-cell table:formula="of:=[.B7]-[.B$12]" office:value-type="float" office:value="0.0475" calcext:value-type="float">
            <text:p>0.0475</text:p>
          </table:table-cell>
          <table:table-cell table:formula="of:=[.C7]-[.C$12]" office:value-type="float" office:value="0.00249999999999995" calcext:value-type="float">
            <text:p>0.0025</text:p>
          </table:table-cell>
          <table:table-cell table:number-columns-repeated="4"/>
        </table:table-row>
        <table:table-row table:style-name="ro1">
          <table:table-cell table:formula="of:=[.A8]-[.A$12]" office:value-type="float" office:value="0.0275" calcext:value-type="float">
            <text:p>0.0275</text:p>
          </table:table-cell>
          <table:table-cell table:formula="of:=[.B8]-[.B$12]" office:value-type="float" office:value="-0.0275" calcext:value-type="float">
            <text:p>-0.0275</text:p>
          </table:table-cell>
          <table:table-cell table:formula="of:=[.C8]-[.C$12]" office:value-type="float" office:value="0.00249999999999995" calcext:value-type="float">
            <text:p>0.0025</text:p>
          </table:table-cell>
          <table:table-cell table:number-columns-repeated="4"/>
        </table:table-row>
        <table:table-row table:style-name="ro1">
          <table:table-cell table:formula="of:=[.A9]-[.A$12]" office:value-type="float" office:value="0.1275" calcext:value-type="float">
            <text:p>0.1275</text:p>
          </table:table-cell>
          <table:table-cell table:formula="of:=[.B9]-[.B$12]" office:value-type="float" office:value="0.0225000000000001" calcext:value-type="float">
            <text:p>0.0225</text:p>
          </table:table-cell>
          <table:table-cell table:formula="of:=[.C9]-[.C$12]" office:value-type="float" office:value="-0.0225000000000001" calcext:value-type="float">
            <text:p>-0.0225</text:p>
          </table:table-cell>
          <table:table-cell table:number-columns-repeated="4"/>
        </table:table-row>
        <table:table-row table:style-name="ro1">
          <table:table-cell table:formula="of:=[.A10]-[.A$12]" office:value-type="float" office:value="-0.1225" calcext:value-type="float">
            <text:p>-0.1225</text:p>
          </table:table-cell>
          <table:table-cell table:formula="of:=[.B10]-[.B$12]" office:value-type="float" office:value="-0.0275" calcext:value-type="float">
            <text:p>-0.0275</text:p>
          </table:table-cell>
          <table:table-cell table:formula="of:=[.C10]-[.C$12]" office:value-type="float" office:value="0.0274999999999999" calcext:value-type="float">
            <text:p>0.02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formula="of:=SUM([.A14:.A23])/10" office:value-type="float" office:value="4.44089209850063E-017" calcext:value-type="float">
            <text:p>4.44089209850063E-17</text:p>
          </table:table-cell>
          <table:table-cell table:formula="of:=SUM([.B14:.B23])/10" office:value-type="float" office:value="2.22044604925031E-017" calcext:value-type="float">
            <text:p>2.22044604925031E-17</text:p>
          </table:table-cell>
          <table:table-cell table:formula="of:=SUM([.C14:.C23])" office:value-type="float" office:value="-7.7715611723761E-016" calcext:value-type="float">
            <text:p>-7.7715611723761E-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22:59:47.399056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30:53.067930340</meta:creation-date>
    <dc:date>2018-04-20T23:18:11.467339823</dc:date>
    <meta:editing-duration>PT12M33S</meta:editing-duration>
    <meta:editing-cycles>2</meta:editing-cycles>
    <meta:generator>LibreOffice/5.1.6.2$Linux_X86_64 LibreOffice_project/10m0$Build-2</meta:generator>
    <meta:document-statistic meta:table-count="1" meta:cell-count="99" meta:object-count="0"/>
  </office:meta>
</office:document-meta>
</file>